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57c5" officeooo:paragraph-rsid="001857c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57c5" officeooo:paragraph-rsid="001857c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7587e" officeooo:paragraph-rsid="001f81c9"/>
    </style:style>
    <style:style style:name="P4" style:family="paragraph" style:parent-style-name="Standard" style:list-style-name="L6">
      <style:text-properties officeooo:rsid="001f81c9" officeooo:paragraph-rsid="001f81c9"/>
    </style:style>
    <style:style style:name="P5" style:family="paragraph" style:parent-style-name="Standard" style:list-style-name="L7">
      <style:text-properties officeooo:rsid="001f81c9" officeooo:paragraph-rsid="001f81c9"/>
    </style:style>
    <style:style style:name="P6" style:family="paragraph" style:parent-style-name="Standard">
      <style:text-properties officeooo:rsid="001f81c9" officeooo:paragraph-rsid="001f81c9"/>
    </style:style>
    <style:style style:name="P7" style:family="paragraph" style:parent-style-name="Standard" style:list-style-name="L8">
      <style:text-properties officeooo:rsid="001f81c9" officeooo:paragraph-rsid="001f81c9"/>
    </style:style>
    <style:style style:name="P8" style:family="paragraph" style:parent-style-name="Standard" style:list-style-name="L6">
      <style:text-properties officeooo:paragraph-rsid="001f81c9"/>
    </style:style>
    <style:style style:name="P9" style:family="paragraph" style:parent-style-name="Standard" style:list-style-name="L6">
      <style:text-properties officeooo:rsid="002143bc" officeooo:paragraph-rsid="002143bc"/>
    </style:style>
    <style:style style:name="P10" style:family="paragraph" style:parent-style-name="Standard">
      <style:text-properties officeooo:rsid="002143bc" officeooo:paragraph-rsid="002143bc"/>
    </style:style>
    <style:style style:name="P11" style:family="paragraph" style:parent-style-name="Standard" style:list-style-name="L9">
      <style:text-properties officeooo:rsid="002143bc" officeooo:paragraph-rsid="002143bc"/>
    </style:style>
    <style:style style:name="P12" style:family="paragraph" style:parent-style-name="Standard" style:list-style-name="L9">
      <style:text-properties officeooo:rsid="0022ca58" officeooo:paragraph-rsid="0022ca58"/>
    </style:style>
    <style:style style:name="T1" style:family="text">
      <style:text-properties officeooo:rsid="001dcbae"/>
    </style:style>
    <style:style style:name="T2" style:family="text">
      <style:text-properties officeooo:rsid="001f81c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text:span text:style-name="T1">routes, useParams, useLocation, useSearchParams</text:span></text:p>
      <text:p text:style-name="P2"/>
      <text:p text:style-name="P3">Crea una aplicación React+TypeScript <text:span text:style-name="T2">que simule una relación de cursos. Las características son las siguientes:</text:span></text:p>
      <text:list xml:id="list2271475659" text:style-name="L6">
        <text:list-item>
          <text:p text:style-name="P8"><text:span text:style-name="T2">Se debe de mostrar:</text:span></text:p>
        </text:list-item>
      </text:list>
      <text:list text:style-name="L8">
        <text:list-item>
          <text:list>
            <text:list-item>
              <text:p text:style-name="P7">Listado de cursos</text:p>
            </text:list-item>
            <text:list-item>
              <text:p text:style-name="P7">Detalle de un curso por su id</text:p>
            </text:list-item>
            <text:list-item>
              <text:p text:style-name="P7">Listado de cursos filtrado por su nivel </text:p>
            </text:list-item>
          </text:list>
        </text:list-item>
      </text:list>
      <text:list text:continue-list="list2271475659" text:style-name="L6">
        <text:list-item>
          <text:p text:style-name="P4">De cada curso se tendrá la siguiente información: id, nombre y nivel</text:p>
        </text:list-item>
        <text:list-item>
          <text:p text:style-name="P9">La página “listado cursos” mostrará el listador por nombre, un enlace que permitirá ver los detalles (useParams) del mismo y un enlace que permita filtrar por nivel (useSearchParams)</text:p>
        </text:list-item>
      </text:list>
      <text:p text:style-name="P6"/>
      <text:p text:style-name="P10">Notas:</text:p>
      <text:list text:style-name="L9">
        <text:list-item>
          <text:p text:style-name="P11">Crea los componentes y rutas necesarias para darle solución al problema.</text:p>
        </text:list-item>
        <text:list-item>
          <text:p text:style-name="P11">Breve explicación donde se muestra la diferencia entre useParams y useSearchParams:</text:p>
          <text:list>
            <text:list-item>
              <text:p text:style-name="P11">useParams sirve para leer parámetros de la url</text:p>
              <text:list>
                <text:list-item>
                  <text:p text:style-name="P11">/cursos/3</text:p>
                </text:list-item>
                <text:list-item>
                  <text:p text:style-name="P11">const {id}=usesParams()</text:p>
                </text:list-item>
              </text:list>
            </text:list-item>
            <text:list-item>
              <text:p text:style-name="P11">useSearchParams sirve para leer parámetros opcionales en la url. Se utiliza para filtrados, ordenación y paginación principalmente.</text:p>
              <text:list>
                <text:list-item>
                  <text:p text:style-name="P11">/cursosFiltrados?nivel=basico</text:p>
                </text:list-item>
                <text:list-item>
                  <text:p text:style-name="P11">const [searchParams]=useSearchParams()</text:p>
                </text:list-item>
                <text:list-item>
                  <text:p text:style-name="P11">const nivel=searchParams.get(“nivel”)</text:p>
                </text:list-item>
              </text:list>
            </text:list-item>
          </text:list>
        </text:list-item>
        <text:list-item>
          <text:p text:style-name="P12">Añade el uso de useNavigate donde creas conveniente.</text:p>
        </text:list-item>
        <text:list-item>
          <text:p text:style-name="P12">Añade el uso de useLocation de forma lógica.</text:p>
        </text:list-item>
        <text:list-item>
          <text:p text:style-name="P12">En este ejercicio no muestro capturas de pantalla para que crees un diseño y funcionalidad personalizada.</text:p>
        </text:list-item>
      </text:list>
      <text:p text:style-name="P6"/>
      <text:list text:style-name="L7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09:28:33.185798487</meta:creation-date>
    <dc:date>2025-12-20T15:51:40.732365153</dc:date>
    <meta:editing-duration>PT44M3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88" meta:character-count="1220" meta:non-whitespace-character-count="1071"/>
  </office:meta>
</office:document-meta>
</file>